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0.97391304347826091, 1.0, 1.0, 1.0, 1.0, 1.0, 1.0, 1.0, 1.0, 1.0, 1.0, 1.0, 1.0, 1.0, 1.0, 1.0, 1.0, 1.0, 1.0, 1.0, 1.0, 1.0, 1.0, 1.0, 1.0, 1.0, 1.0, 1.0, 1.0, 1.0, 1.0, 1.0, 1.0, 1.0, 1.0, 1.0, 1.0, 1.0, 1.0, 1.0, 1.0, 1.0, 1.0, 1.0, 1.0, 1.0, 1.0, 1.0, 1.0, 1.0]</text:p>
      <text:p text:style-name="Standard">['pca_1', 'bar_X (hPa)_temp_mean_ws_120', 'gyr_Y (rad/s)_freq_0.2_Hz_ws_40', 'acc_X (m/s^2)_freq_0.0_Hz_ws_40', 'gyr_Y (rad/s)_freq_1.7_Hz_ws_40', 'gyr_Y (rad/s)_freq_1.1_Hz_ws_40', 'acc_Y (m/s^2)_freq_0.4_Hz_ws_40', 'mag_X (muT)_freq_0.2_Hz_ws_40', 'mag_Y (muT)_freq_0.4_Hz_ws_40', 'bar_X (hPa)_temp_std_ws_120', 'acc_Y (m/s^2)_freq_1.7_Hz_ws_40', 'mag_Z (muT)_freq_1.3_Hz_ws_40', 'gyr_Z (rad/s)_freq_1.0_Hz_ws_40', 'gyr_X (rad/s)_freq_1.3_Hz_ws_40', 'mag_Y (muT)_freq_1.2_Hz_ws_40', 'mag_Y (muT)', 'mag_X (muT)_freq_1.1_Hz_ws_40', 'gyr_Y (rad/s)_temp_std_ws_120', 'gyr_Y (rad/s)_freq_1.9_Hz_ws_40', 'mag_Z (muT)_freq_0.7_Hz_ws_40', 'gyr_Y (rad/s)_freq_0.1_Hz_ws_40', 'mag_Z (muT)_freq_1.7_Hz_ws_40', 'gyr_Z (rad/s)_freq_0.6_Hz_ws_40', 'gyr_Z (rad/s)_freq_0.3_Hz_ws_40', 'gyr_X (rad/s)_freq_1.1_Hz_ws_40', 'acc_Z (m/s^2)_freq_1.9_Hz_ws_40', 'mag_Z (muT)_freq_weighted', 'mag_Y (muT)_max_freq', 'acc_X (m/s^2)_freq_0.3_Hz_ws_40', 'gyr_X (rad/s)_freq_1.9_Hz_ws_40', 'mag_Z (muT)_freq_1.4_Hz_ws_40', 'gyr_Z (rad/s)_freq_1.9_Hz_ws_40', 'acc_Y (m/s^2)', 'gyr_X (rad/s)_freq_0.1_Hz_ws_40', 'acc_Z (m/s^2)_freq_0.5_Hz_ws_40', 'acc_Y (m/s^2)_freq_weighted', 'gyr_X (rad/s)_freq_0.8_Hz_ws_40', 'acc_X (m/s^2)_freq_1.5_Hz_ws_40', 'gyr_X (rad/s)_freq_0.0_Hz_ws_40', 'gyr_Z (rad/s)_pse', 'gyr_Y (rad/s)_freq_1.3_Hz_ws_40', 'gyr_Y (rad/s)_freq_1.2_Hz_ws_40', 'mag_Z (muT)_freq_1.1_Hz_ws_40', 'acc_Z (m/s^2)_temp_mean_ws_120', 'acc_Z (m/s^2)_freq_0.8_Hz_ws_40', 'gyr_Y (rad/s)_freq_weighted', 'gyr_X (rad/s)_freq_1.8_Hz_ws_40', 'gyr_X (rad/s)_freq_0.3_Hz_ws_40', 'mag_Z (muT)_freq_0.0_Hz_ws_40', 'mag_Y (muT)_pse'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7:19:57.865166054</meta:creation-date>
    <dc:date>2019-06-12T23:07:37.521908521</dc:date>
    <meta:editing-duration>PT5H37M29S</meta:editing-duration>
    <meta:editing-cycles>1</meta:editing-cycles>
    <meta:document-statistic meta:table-count="0" meta:image-count="0" meta:object-count="0" meta:page-count="1" meta:paragraph-count="2" meta:word-count="149" meta:character-count="1867" meta:non-whitespace-character-count="1720"/>
    <meta:generator>LibreOffice/6.0.7.3$Linux_X86_64 LibreOffice_project/00m0$Build-3</meta:generator>
  </office:meta>
</office:document-meta>
</file>